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12bf72"/>
    </style:style>
    <style:style style:name="P3" style:family="paragraph" style:parent-style-name="Standard">
      <style:text-properties officeooo:paragraph-rsid="00131e12"/>
    </style:style>
    <style:style style:name="T1" style:family="text"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T2" style:family="text">
      <style:text-properties officeooo:rsid="0010f14f"/>
    </style:style>
    <style:style style:name="T3" style:family="text">
      <style:text-properties style:text-underline-style="solid" style:text-underline-width="auto" style:text-underline-color="font-color" officeooo:rsid="0010f14f"/>
    </style:style>
    <style:style style:name="T4" style:family="text">
      <style:text-properties officeooo:rsid="0010fe3d"/>
    </style:style>
    <style:style style:name="T5" style:family="text">
      <style:text-properties officeooo:rsid="0012bf72"/>
    </style:style>
    <style:style style:name="T6" style:family="text">
      <style:text-properties officeooo:rsid="00131e12"/>
    </style:style>
    <style:style style:name="T7" style:family="text">
      <style:text-properties style:text-underline-style="none" officeooo:rsid="0010f14f"/>
    </style:style>
    <style:style style:name="T8" style:family="text">
      <style:text-properties style:text-underline-style="none" fo:font-weight="bold" officeooo:rsid="0010f14f" style:font-weight-asian="bold" style:font-weight-complex="bold"/>
    </style:style>
    <style:style style:name="T9" style:family="text">
      <style:text-properties fo:font-weight="bold" officeooo:rsid="0010f14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italization</text:p>
      <text:p text:style-name="Standard">/<text:span text:style-name="T5">1&gt; </text:span>Intro<text:span text:style-name="T5">ductions</text:span> </text:p>
      <text:p text:style-name="Standard"><text:tab/>/<text:span text:style-name="T5">2/ </text:span>Sentence</text:p>
      <text:p text:style-name="P2"><text:tab/>/<text:span text:style-name="T5">2/ </text:span>Quotation</text:p>
      <text:p text:style-name="P2"><text:tab/>/<text:span text:style-name="T5">2/ </text:span>Colon</text:p>
      <text:p text:style-name="P2"><text:tab/>/<text:span text:style-name="T5">2/ </text:span><text:span text:style-name="T1">Acronyms</text:span></text:p>
      <text:p text:style-name="P2">/<text:span text:style-name="T5">1&gt; </text:span>Proper Nouns</text:p>
      <text:p text:style-name="P2"><text:tab/>/<text:span text:style-name="T5">2/ </text:span>Names</text:p>
      <text:p text:style-name="Standard"><text:tab/><text:tab/>/<text:span text:style-name="T6">3/ </text:span>Persons</text:p>
      <text:p text:style-name="P3"><text:tab/><text:tab/>/<text:span text:style-name="T6">3/ </text:span>Places</text:p>
      <text:p text:style-name="P3"><text:tab/><text:tab/>/<text:span text:style-name="T6">3/ </text:span>Times</text:p>
      <text:p text:style-name="P3"><text:tab/><text:tab/>/<text:span text:style-name="T6">3/ </text:span>Titles &amp; Categories</text:p>
      <text:p text:style-name="Standard"><text:tab/><text:tab/>/<text:span text:style-name="T6">4/ </text:span>Important Words</text:p>
      <text:p text:style-name="P3"><text:tab/><text:tab/><text:tab/>/<text:span text:style-name="T6">5/ </text:span>Not <text:span text:style-name="T6">A</text:span>rticles</text:p>
      <text:p text:style-name="P3"><text:tab/><text:tab/><text:tab/>/<text:span text:style-name="T6">5/ Not C</text:span>onjunctions</text:p>
      <text:p text:style-name="P3"><text:tab/><text:tab/><text:tab/>/<text:span text:style-name="T6">5/ Not</text:span> <text:span text:style-name="T6">P</text:span>repositions </text:p>
      <text:p text:style-name="Standard"><text:tab/><text:tab/><text:tab/>/<text:span text:style-name="T6">5/ </text:span>Unless First</text:p>
      <text:p text:style-name="Standard"><text:tab/><text:tab/><text:tab/>/<text:span text:style-name="T6">5/ Unless </text:span>Last</text:p>
      <text:p text:style-name="P3"><text:tab/>/<text:span text:style-name="T5">2/ </text:span>Words used as <text:span text:style-name="T6">Names</text:span><text:tab/></text:p>
      <text:p text:style-name="P3"><text:tab/>/<text:span text:style-name="T5">2/ </text:span>Unique, Distinguishable Sets </text:p>
      <text:p text:style-name="P3"><text:tab/>/<text:span text:style-name="T5">2/ </text:span>Words Relative to Proper Nouns</text:p>
      <text:p text:style-name="P3"><text:tab/><text:tab/>/<text:span text:style-name="T6">3)</text:span><text:span text:style-name="T4"> </text:span><text:span text:style-name="T9">G</text:span><text:span text:style-name="T2">overnor's </text:span><text:span text:style-name="T8">D</text:span><text:span text:style-name="T2">aughter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9T17:51:35</meta:creation-date>
    <dc:date>2013-08-26T11:57:19.43</dc:date>
    <meta:editing-duration>PT4H8M14S</meta:editing-duration>
    <meta:editing-cycles>34</meta:editing-cycles>
    <meta:generator>LibreOffice/4.0.4.2$Windows_x86 LibreOffice_project/9e9821abd0ffdbc09cd8c52eaa574fa09eb08f2</meta:generator>
    <meta:document-statistic meta:table-count="0" meta:image-count="0" meta:object-count="0" meta:page-count="1" meta:paragraph-count="22" meta:word-count="62" meta:character-count="413" meta:non-whitespace-character-count="333"/>
  </office:meta>
</office:document-meta>
</file>